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/>
    <style:font-face style:name="Avenir Book" svg:font-family="'Avenir Book', Corbel" style:font-pitch="variable"/>
    <style:font-face style:name="Lohit Devanagari2" svg:font-family="'Lohit Devanagari'" style:font-pitch="variable"/>
    <style:font-face style:name="Lucida Grande" svg:font-family="'Lucida Grande'" style:font-pitch="variable"/>
    <style:font-face style:name="Noto Sans CJK SC Regular1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95in" style:type="center"/>
          <style:tab-stop style:position="5.678in"/>
        </style:tab-stops>
      </style:paragraph-properties>
      <style:text-properties style:font-name="Avenir Book" fo:font-size="10pt" officeooo:paragraph-rsid="000d31e1"/>
    </style:style>
    <style:style style:name="P3" style:family="paragraph" style:parent-style-name="Standard">
      <style:paragraph-properties>
        <style:tab-stops>
          <style:tab-stop style:position="3.95in" style:type="center"/>
          <style:tab-stop style:position="5.678in"/>
        </style:tab-stops>
      </style:paragraph-properties>
      <style:text-properties style:font-name="Avenir Book" fo:font-size="10.5pt" fo:font-weight="bold" officeooo:paragraph-rsid="000d31e1" style:font-size-asian="10.5pt" style:font-weight-asian="bold" style:font-name-complex="Avenir Book" style:font-size-complex="14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95in" style:type="center"/>
          <style:tab-stop style:position="5.678in"/>
        </style:tab-stops>
      </style:paragraph-properties>
      <style:text-properties fo:color="#262626" style:font-name="Avenir Book" fo:font-size="10pt" officeooo:paragraph-rsid="000d31e1" style:font-name-asian="Cambria" style:font-size-asian="10pt" style:font-name-complex="Avenir Book" style:font-size-complex="10pt"/>
    </style:style>
    <style:style style:name="P5" style:family="paragraph" style:parent-style-name="Standard">
      <style:text-properties fo:text-transform="uppercase" style:font-name="Avenir Book" fo:font-size="3pt" fo:font-weight="bold" officeooo:paragraph-rsid="000d31e1" style:font-size-asian="3pt" style:font-weight-asian="bold" style:font-name-complex="Avenir Book" style:font-size-complex="3pt" style:font-weight-complex="bold"/>
    </style:style>
    <style:style style:name="P6" style:family="paragraph" style:parent-style-name="Standard">
      <style:paragraph-properties>
        <style:tab-stops>
          <style:tab-stop style:position="3.1827in"/>
        </style:tab-stops>
      </style:paragraph-properties>
      <style:text-properties officeooo:paragraph-rsid="000d31e1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Avenir Book" fo:font-weight="bold" officeooo:paragraph-rsid="000d31e1" style:font-weight-asian="bold" style:font-name-complex="Avenir Book"/>
    </style:style>
    <style:style style:name="P8" style:family="paragraph" style:parent-style-name="Standard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b3a0" officeooo:paragraph-rsid="000bb3a0" style:text-blinking="false" fo:background-color="transparent" style:font-weight-asian="bold" style:font-weight-complex="bold"/>
    </style:style>
    <style:style style:name="P9" style:family="paragraph" style:parent-style-name="Standard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31e1" officeooo:paragraph-rsid="000d31e1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e064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55ef" officeooo:paragraph-rsid="0008a2f3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be22" officeooo:paragraph-rsid="0007be22" style:text-blinking="false" fo:background-color="transparent"/>
    </style:style>
    <style:style style:name="P14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be22" officeooo:paragraph-rsid="000ae064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31e1" officeooo:paragraph-rsid="000d31e1" style:text-blinking="false" fo:background-color="transparent"/>
    </style:style>
    <style:style style:name="P16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31e1" officeooo:paragraph-rsid="000d31e1" style:text-blinking="false" fo:background-color="transparent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b3a0" officeooo:paragraph-rsid="000bb3a0" style:text-blinking="false" fo:background-color="transparent" style:font-weight-asian="bold" style:font-weight-complex="bold"/>
    </style:style>
    <style:style style:name="P18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31e1" officeooo:paragraph-rsid="000d31e1" style:text-blinking="false" fo:background-color="transparent" style:font-weight-asian="bold" style:font-weight-complex="bold"/>
    </style:style>
    <style:style style:name="P19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officeooo:rsid="000bb3a0" officeooo:paragraph-rsid="000bb3a0" style:text-blinking="false" fo:background-color="transparent" style:font-size-asian="11pt" style:font-style-asian="normal" style:font-weight-asian="bold" style:font-weight-complex="bold"/>
    </style:style>
    <style:style style:name="P20" style:family="paragraph" style:parent-style-name="Text_20_body">
      <style:paragraph-properties fo:margin-top="0in" fo:margin-bottom="0in" loext:contextual-spacing="false" fo:line-height="120%" fo:text-align="justify" style:justify-single-word="false" fo:padding-left="0in" fo:padding-right="0in" fo:padding-top="0in" fo:padding-bottom="0.0193in" fo:border-left="none" fo:border-right="none" fo:border-top="none" fo:border-bottom="1.5pt solid #000000" style:writing-mode="lr-tb"/>
      <style:text-properties officeooo:paragraph-rsid="0007be22"/>
    </style:style>
    <style:style style:name="P21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bb3a0" officeooo:paragraph-rsid="000bb3a0" style:text-blinking="false" fo:background-color="transparent"/>
    </style:style>
    <style:style style:name="P22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</style:style>
    <style:style style:name="P23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officeooo:rsid="0007be22" officeooo:paragraph-rsid="0007be22"/>
    </style:style>
    <style:style style:name="P24" style:family="paragraph" style:parent-style-name="Text_20_body">
      <style:paragraph-properties fo:text-align="justify" style:justify-single-word="false">
        <style:tab-stops>
          <style:tab-stop style:position="3.95in" style:type="center"/>
          <style:tab-stop style:position="5.678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1fd0e" style:text-blinking="false" fo:background-color="transparent" style:font-name-asian="Cambria" style:font-size-asian="10pt" style:font-name-complex="Avenir Book" style:font-size-complex="10pt"/>
    </style:style>
    <style:style style:name="P25" style:family="paragraph" style:parent-style-name="Standard" style:master-page-name="Standard">
      <style:paragraph-properties style:page-number="auto">
        <style:tab-stops>
          <style:tab-stop style:position="3.95in" style:type="center"/>
          <style:tab-stop style:position="5.678in"/>
        </style:tab-stops>
      </style:paragraph-properties>
      <style:text-properties officeooo:paragraph-rsid="000d31e1"/>
    </style:style>
    <style:style style:name="T1" style:family="text">
      <style:text-properties style:font-size-asian="10pt" style:font-name-complex="Avenir Book" style:font-size-complex="10pt"/>
    </style:style>
    <style:style style:name="T2" style:family="text">
      <style:text-properties officeooo:rsid="0001fd0e" style:font-size-asian="10pt" style:font-name-complex="Avenir Book" style:font-size-complex="10pt"/>
    </style:style>
    <style:style style:name="T3" style:family="text">
      <style:text-properties style:font-name="Avenir Book" fo:font-size="10pt" style:font-size-asian="10pt" style:font-name-complex="Avenir Book" style:font-size-complex="10pt"/>
    </style:style>
    <style:style style:name="T4" style:family="text">
      <style:text-properties style:font-name="Avenir Book" fo:font-size="14pt" fo:font-weight="bold" style:font-size-asian="14pt" style:font-weight-asian="bold" style:font-name-complex="Avenir Book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venir Book" fo:font-size="10pt" fo:font-style="normal" style:text-underline-style="none" fo:font-weight="normal" style:text-blinking="false" fo:background-color="transparent" loext:char-shading-value="0" style:font-size-asian="10pt" style:font-name-complex="Avenir Book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Avenir Book" fo:font-size="10pt" fo:font-style="normal" style:text-underline-style="none" fo:font-weight="normal" officeooo:rsid="0012b505" style:text-blinking="false" fo:background-color="transparent" loext:char-shading-value="0" style:font-size-asian="10pt" style:font-name-complex="Avenir Book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d0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7be22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2d3a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a2f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e06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559e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7be22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7be22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19a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8a2f3" style:font-style-asian="italic" style:font-style-complex="italic"/>
    </style:style>
    <style:style style:name="T23" style:family="text">
      <style:text-properties officeooo:rsid="000655ef"/>
    </style:style>
    <style:style style:name="T24" style:family="text">
      <style:text-properties officeooo:rsid="00082d3a"/>
    </style:style>
    <style:style style:name="T25" style:family="text">
      <style:text-properties officeooo:rsid="0008a2f3"/>
    </style:style>
    <style:style style:name="T26" style:family="text">
      <style:text-properties officeooo:rsid="000ae064"/>
    </style:style>
    <style:style style:name="T27" style:family="text">
      <style:text-properties officeooo:rsid="000bb3a0"/>
    </style:style>
    <style:style style:name="T28" style:family="text">
      <style:text-properties officeooo:rsid="000d31e1"/>
    </style:style>
    <style:style style:name="T29" style:family="text">
      <style:text-properties style:font-weight-asian="normal" style:font-weight-complex="normal"/>
    </style:style>
    <style:style style:name="T30" style:family="text">
      <style:text-properties officeooo:rsid="0011559e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4">KAYLER COOKHORN<text:tab/> <text:s text:c="6"/></text:span><text:span text:style-name="T3">kmcookhorn2@gmail.com <text:s text:c="7"/></text:span><text:bookmark text:name="docs-internal-guid-fe6bed14-7fff-2e04-b197-4e96f068d776"/><text:span text:style-name="T3"><text:s/></text:span><text:span text:style-name="T6">https://github.com/Kaylerc</text:span><text:span text:style-name="T3"> <text:s text:c="36"/></text:span></text:p>
      <text:p text:style-name="P6"><text:span text:style-name="T3"><text:s/></text:span><text:bookmark text:name="docs-internal-guid-5521dcc2-7fff-7b56-6a85-6edbe1244ba7"/><text:span text:style-name="T6">Jr. Web Developer/ </text:span><text:span text:style-name="T3"><text:s text:c="29"/>(917) 224-9832 <text:s text:c="24"/></text:span><text:bookmark text:name="docs-internal-guid-4570bedd-7fff-cf42-ed00-145f75a79826"/><text:span text:style-name="T6">www.linkedin.com/in/kayler-cookhor</text:span><text:span text:style-name="T7">n</text:span></text:p>
      <text:p text:style-name="P2"><text:span text:style-name="T1"><text:s/></text:span><text:bookmark text:name="docs-internal-guid-2ca5eee8-7fff-e2e3-3c06-a36feb76e3fb"/><text:span text:style-name="T8">Software Engineer</text:span><text:span text:style-name="T1"> <text:s text:c="30"/></text:span><text:span text:style-name="T2">New York, NY</text:span><text:span text:style-name="T1"><text:tab/></text:span></text:p>
      <text:p text:style-name="P4"/>
      <text:p text:style-name="P7"/>
      <text:p text:style-name="P5"/>
      <text:p text:style-name="P3"/>
      <text:p text:style-name="P24"><text:bookmark text:name="docs-internal-guid-f844a972-7fff-4691-7a6e-bc93cf18171f"/>TECHNICAL SKILLS</text:p>
      <text:p text:style-name="P22"><text:span text:style-name="T15">Front End: </text:span><text:span text:style-name="T8">HTML</text:span><text:span text:style-name="T10">5</text:span><text:span text:style-name="T8">, CSS</text:span><text:span text:style-name="T10">3</text:span><text:span text:style-name="T8">, SASS, JavaScript, </text:span><text:span text:style-name="T10">Bootstrap, Animate, Materialize, Lemon, </text:span><text:span text:style-name="T11">Skeleton</text:span></text:p>
      <text:p text:style-name="P22"><text:span text:style-name="T15">Back End: </text:span><text:span text:style-name="T8">Ruby, Sqlite3, </text:span><text:span text:style-name="T11">Postgres, JSON, Heroku, </text:span><text:span text:style-name="T12">User authentication, Password encryption</text:span></text:p>
      <text:p text:style-name="P23"><text:span text:style-name="T17">Software &amp; Application:</text:span><text:span text:style-name="T8"> API, AJAX, Nokogiri,</text:span><text:span text:style-name="T11"> Bash, Linux</text:span></text:p>
      <text:p text:style-name="P22"><text:span text:style-name="T16">Version Control</text:span><text:span text:style-name="T15">: </text:span><text:span text:style-name="T8">GITHUB, Bitbucket, </text:span><text:span text:style-name="T11">Git</text:span></text:p>
      <text:p text:style-name="P22"/>
      <text:p text:style-name="P22"/>
      <text:p text:style-name="P21">WEB DEVELOPMENT PROJECTS</text:p>
      <text:p text:style-name="P21"/>
      <text:p text:style-name="P22"><text:span text:style-name="T15">Rumbl</text:span><text:span text:style-name="T19">e</text:span><text:span text:style-name="T15">r, </text:span><text:span text:style-name="T14">Ruby,</text:span><text:span text:style-name="T8"> Activerecord, sessions, Sqlite3<text:tab/><text:tab/></text:span><text:span text:style-name="T11"> <text:s/></text:span><text:span text:style-name="T20">https://github.com/Kaylerc/Rumbler</text:span></text:p>
      <text:p text:style-name="P22"><text:span text:style-name="T8">A </text:span><text:span text:style-name="T9">full stack </text:span><text:span text:style-name="T8">blog site </text:span><text:span text:style-name="T13">built on Ruby that allows </text:span></text:p>
      <text:p text:style-name="P11">- <text:span text:style-name="T26">Enabled for account sign-up, post creations, password encryption and database creations</text:span></text:p>
      <text:p text:style-name="P11">- <text:span text:style-name="T23">Built and manipulated the database and tables within </text:span></text:p>
      <text:p text:style-name="P10"/>
      <text:p text:style-name="P12"><text:span text:style-name="T5">Carmen’s Bakery,</text:span><text:span text:style-name="T29"> </text:span><text:span text:style-name="T30">Ruby</text:span><text:span text:style-name="T29">, <text:s/></text:span><text:span text:style-name="T24">API, HTML <text:tab/><text:tab/><text:tab/></text:span><text:span text:style-name="T22">https://github.com/Kaylerc/Friendly-Bakery</text:span></text:p>
      <text:p text:style-name="P13">Designed a <text:span text:style-name="T25">mock up</text:span> bakery to display several pages of baked goods and events postings</text:p>
      <text:p text:style-name="P13">- <text:span text:style-name="T26">Minimized code repetition with the creation of classes and the use of loops</text:span></text:p>
      <text:p text:style-name="P14">- <text:span text:style-name="T25">Utilized Eventbrite API to retrieve images and data from posts to display local baking events</text:span></text:p>
      <text:p text:style-name="P13"/>
      <text:p text:style-name="P20"><text:span text:style-name="T18">Pokemon Group Gym, </text:span><text:span text:style-name="T10"><text:s/></text:span><text:span text:style-name="T11">Javascriot, API, JSON Parse <text:tab/></text:span><text:span text:style-name="T21">https://kaylerc.github.io/MKM-Pokegym/</text:span></text:p>
      <text:p text:style-name="P13">A collaborative project that incorporated design and code from a previous individual Pokedex project</text:p>
      <text:p text:style-name="P13">- <text:span text:style-name="T25">D</text:span>esigned and wrote <text:span text:style-name="T25">interactive </text:span>HTML layout includin<text:span text:style-name="T24">g </text:span>grids,<text:span text:style-name="T25">and carousel</text:span></text:p>
      <text:p text:style-name="P13">- <text:span text:style-name="T27">Called pokemon data with AJAX and parsed with JSON</text:span></text:p>
      <text:p text:style-name="P13"/>
      <text:p text:style-name="P13"/>
      <text:p text:style-name="P17">EXPERIENCE</text:p>
      <text:p text:style-name="P19"/>
      <text:p text:style-name="P8">Operations Manager/ HR Manager/ Project Manager<text:tab/><text:tab/><text:tab/><text:tab/><text:tab/><text:span text:style-name="T28">8/2014 - 1/2017</text:span><text:tab/></text:p>
      <text:p text:style-name="P9">Walker &amp; Company Brands Inc., Palo Alto, CA</text:p>
      <text:p text:style-name="P8"/>
      <text:p text:style-name="P8">Project Manager/ Corporate Finance Associate<text:tab/><text:tab/><text:tab/><text:tab/><text:tab/><text:tab/><text:span text:style-name="T28">5/2005 / 8/2014</text:span></text:p>
      <text:p text:style-name="P15">Citi, New York, NY</text:p>
      <text:p text:style-name="P15"/>
      <text:p text:style-name="P15"/>
      <text:p text:style-name="P18">EDUCATION</text:p>
      <text:p text:style-name="P18"/>
      <text:p text:style-name="P18">NEW YORK CODE AND DESIGN ACADEMY <text:s text:c="2"/></text:p>
      <text:p text:style-name="P16">New York, NY<text:tab/><text:tab/><text:tab/><text:tab/><text:tab/><text:tab/><text:tab/>Certificate<text:tab/><text:tab/><text:tab/>October 2018</text:p>
      <text:p text:style-name="P18"/>
      <text:p text:style-name="P18">STONY BROOK UNIVERSITY <text:tab/></text:p>
      <text:p text:style-name="P16">New York, NY<text:tab/><text:tab/><text:tab/><text:tab/><text:tab/><text:tab/>BS Business Management<text:tab/><text:tab/>December 2005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ohit Devanagari1" svg:font-family="'Lohit Devanagari'"/>
    <style:font-face style:name="Courier New" svg:font-family="'Courier New'" style:font-family-generic="modern"/>
    <style:font-face style:name="Avenir Book" svg:font-family="'Avenir Book', Corbel" style:font-pitch="variable"/>
    <style:font-face style:name="Lohit Devanagari2" svg:font-family="'Lohit Devanagari'" style:font-pitch="variable"/>
    <style:font-face style:name="Lucida Grande" svg:font-family="'Lucida Grande'" style:font-pitch="variable"/>
    <style:font-face style:name="Noto Sans CJK SC Regular1" svg:font-family="'Noto Sans CJK SC Regular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mment_20_Text" style:display-name="Comment Text" style:family="paragraph" style:parent-style-name="Standard">
      <style:text-properties fo:font-size="10pt" fo:language="none" fo:country="none" style:font-size-asian="10pt" style:font-size-complex="10pt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fo:language="none" fo:country="none" style:font-size-asian="9pt" style:font-name-complex="Lucida Grande" style:font-family-complex="'Lucida Grande'" style:font-pitch-complex="variable" style:font-size-complex="9pt"/>
    </style:style>
    <style:style style:name="Colorful_20_List_20_-_20_Accent_20_11" style:display-name="Colorful List - Accent 11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Medium_20_List_20_2_20_-_20_Accent_20_2" style:display-name="Medium List 2 - Accent 2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Medium_20_Grid_20_1_20_-_20_Accent_20_2" style:display-name="Medium Grid 1 - Accent 2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" fo:font-family="Times, 'Times New Roman'" style:font-family-generic="roman" style:font-pitch="variable" fo:font-size="10pt" style:font-name-asian="Cambria" style:font-family-asian="Cambria" style:font-family-generic-asian="roman" style:font-pitch-asian="variable" style:font-size-asian="10pt" style:font-name-complex="Times" style:font-family-complex="Times, 'Times New Roman'" style:font-family-generic-complex="roman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.5pt" style:font-size-asian="10.5pt" style:font-name-complex="Symbol" style:font-family-complex="Symbol" style:font-family-generic-complex="roman" style:font-pitch-complex="variable" style:font-charset-complex="x-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fo:font-size="10.5pt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3z0" style:family="text">
      <style:text-properties style:font-name="Wingdings" fo:font-family="Wingdings" style:font-pitch="variable" style:font-charset="x-symbol" fo:font-size="10.5pt" style:font-name-asian="Cambria" style:font-family-asian="Cambria" style:font-family-generic-asian="roman" style:font-pitch-asian="variable" style:font-size-asian="10.5pt" style:font-name-complex="Wingdings" style:font-family-complex="Wingdings" style:font-pitch-complex="variable" style:font-charset-complex="x-symbol" style:font-size-complex="10.5pt"/>
    </style:style>
    <style:style style:name="WW8Num4z0" style:family="text">
      <style:text-properties style:font-name="Symbol" fo:font-family="Symbol" style:font-family-generic="roman" style:font-pitch="variable" style:font-charset="x-symbol" fo:font-size="10.5pt" style:font-size-asian="10.5pt" style:font-name-complex="Symbol" style:font-family-complex="Symbol" style:font-family-generic-complex="roman" style:font-pitch-complex="variable" style:font-charset-complex="x-symbol" style:font-size-complex="10pt"/>
    </style:style>
    <style:style style:name="WW8Num5z0" style:family="text">
      <style:text-properties style:font-name="Wingdings" fo:font-family="Wingdings" style:font-pitch="variable" style:font-charset="x-symbol" fo:font-size="10.5pt" style:font-size-asian="10.5pt" style:font-name-complex="Wingdings" style:font-family-complex="Wingdings" style:font-pitch-complex="variable" style:font-charset-complex="x-symbol" style:font-size-complex="10.5pt"/>
    </style:style>
    <style:style style:name="WW8Num6z0" style:family="text">
      <style:text-properties style:font-name="Wingdings" fo:font-family="Wingdings" style:font-pitch="variable" style:font-charset="x-symbol" fo:font-size="10.5pt" style:font-size-asian="10.5pt" style:font-name-complex="Wingdings" style:font-family-complex="Wingdings" style:font-pitch-complex="variable" style:font-charset-complex="x-symbol" style:font-size-complex="10.5pt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.5pt" style:font-size-asian="10.5pt" style:font-name-complex="Symbol" style:font-family-complex="Symbol" style:font-family-generic-complex="roman" style:font-pitch-complex="variable" style:font-charset-complex="x-symbol" style:font-size-complex="10.5pt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fo:font-size="10.5pt" style:font-name-asian="Cambria" style:font-family-asian="Cambria" style:font-family-generic-asian="roman" style:font-pitch-asian="variable" style:font-size-asian="10.5pt" style:font-name-complex="Wingdings" style:font-family-complex="Wingdings" style:font-pitch-complex="variable" style:font-charset-complex="x-symbol" style:font-size-complex="10.5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.5pt" style:font-size-asian="10.5pt" style:font-name-complex="Symbol" style:font-family-complex="Symbol" style:font-family-generic-complex="roman" style:font-pitch-complex="variable" style:font-charset-complex="x-symbol" style:font-size-complex="10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fo:font-size="10.5pt" fo:font-weight="normal" style:font-size-asian="10.5pt" style:font-weight-asian="normal" style:font-name-complex="Wingdings" style:font-family-complex="Wingdings" style:font-pitch-complex="variable" style:font-charset-complex="x-symbol" style:font-size-complex="10.5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1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10.5pt" style:font-size-asian="10.5pt" style:font-name-complex="Wingdings" style:font-family-complex="Wingdings" style:font-pitch-complex="variable" style:font-charset-complex="x-symbol" style:font-size-complex="10.5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Wingdings" fo:font-family="Wingdings" style:font-pitch="variable" style:font-charset="x-symbol" fo:font-size="10.5pt" style:font-size-asian="10.5pt" style:font-name-complex="Wingdings" style:font-family-complex="Wingdings" style:font-pitch-complex="variable" style:font-charset-complex="x-symbol" style:font-size-complex="10.5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Symbol" style:font-family-complex="Symbol" style:font-family-generic-complex="roman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 style:font-size-complex="10pt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Reference" style:display-name="Comment Reference" style:family="text">
      <style:text-properties fo:font-size="9pt" style:font-size-asian="9pt" style:font-size-complex="9pt"/>
    </style:style>
    <style:style style:name="Comment_20_Text_20_Char" style:display-name="Comment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Lucida Grande" fo:font-family="'Lucida Grande'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mment_20_Subject_20_Char" style:display-name="Comment Subject Char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3in" fo:margin-left="0.5in" fo:margin-right="0.5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161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yler Cookhorn</meta:initial-creator>
    <meta:creation-date>2018-01-17T16:46:00</meta:creation-date>
    <dc:date>2018-10-02T20:40:05.315555141</dc:date>
    <meta:print-date>2018-01-17T15:08:00</meta:print-date>
    <meta:editing-cycles>10</meta:editing-cycles>
    <meta:generator>LibreOffice/6.0.3.2$Linux_X86_64 LibreOffice_project/00m0$Build-2</meta:generator>
    <meta:editing-duration>PT26M32S</meta:editing-duration>
    <meta:document-statistic meta:table-count="0" meta:image-count="0" meta:object-count="0" meta:page-count="1" meta:paragraph-count="31" meta:word-count="239" meta:character-count="1912" meta:non-whitespace-character-count="1526"/>
  </office:meta>
</office:document-meta>
</file>